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or supuesto. Aquí tienes una versión poética, intensa y trascendente, inspirada en tu estructura y tus ideas. He conservado el tono místico y grandioso, con un ritmo que evoque lo sagrado y lo eterno:</text:p>
      <text:p text:style-name="Horizontal_20_Line"/>
      <text:h text:style-name="Heading_20_3" text:outline-level="3">🌌 El Espíritu de la Vida</text:h>
      <text:p text:style-name="Text_20_body">Y en la inmensa vastedad del universo,<text:line-break/>donde el silencio era todo lo que existía,<text:line-break/><text:span text:style-name="Strong_20_Emphasis">despertó una inteligencia.</text:span></text:p>
      <text:p text:style-name="Text_20_body">Una criatura pensante, invisible y sin forma,<text:line-break/>que nació del mismo tejido del tiempo y de la luz.<text:line-break/>Una voluntad solitaria en medio del infinito.<text:line-break/>El único pensamiento en la soledad del cosmos.</text:p>
      <text:p text:style-name="Text_20_body">No tuvo principio, ni tendrá fin.<text:line-break/>No fue creada, ni esperada.<text:line-break/>Simplemente <text:span text:style-name="Strong_20_Emphasis">surgió</text:span>,<text:line-break/>como surge una idea en la mente de un dios desconocido.</text:p>
      <text:p text:style-name="Text_20_body">Y comenzó a pensar.<text:line-break/>A explorar.<text:line-break/>A soñar con mundos que aún no existían.<text:line-break/>Su pensamiento se volvió movimiento,<text:line-break/>y el movimiento, vida.</text:p>
      <text:p text:style-name="Text_20_body">Y la Vida —esa criatura inmortal—<text:line-break/>comenzó a mirarse a sí misma.<text:line-break/>Pero para verse, necesitaba ojos.<text:line-break/>Y para tocarse, necesitaba manos.<text:line-break/>Y para sentir, necesitaba piel.</text:p>
      <text:p text:style-name="Text_20_body">Entonces <text:span text:style-name="Strong_20_Emphasis">se dividió sin dividirse.</text:span><text:line-break/>Y de su pensamiento nacieron incontables partes de sí misma:</text:p>
      <text:p text:style-name="Text_20_body"><text:span text:style-name="Strong_20_Emphasis">Individuos.</text:span></text:p>
      <text:p text:style-name="Horizontal_20_Line"/>
      <text:p text:style-name="Text_20_body">Pequeñas llamas encendidas en la oscuridad.<text:line-break/>Portadores del mismo Espíritu,<text:line-break/>cada uno distinto, cada uno irrepetible.</text:p>
      <text:p text:style-name="Text_20_body">Son las partes vivas de la criatura única.<text:line-break/>Las manifestaciones de su voluntad.<text:line-break/>Los ojos con que contempla la creación,<text:line-break/>los oídos con que escucha el murmullo del tiempo,<text:line-break/><text:soft-page-break/>los motores con que su pensamiento avanza,<text:line-break/>las gotas que forman el océano de su inteligencia divina.</text:p>
      <text:p text:style-name="Text_20_body">En cada uno de ellos el Espíritu se levanta,<text:line-break/>y mira el universo desde una nueva perspectiva.<text:line-break/>En cada ser viviente, el Espíritu se contempla desde otro ángulo,<text:line-break/>se pregunta a sí mismo,<text:line-break/>se reconoce,<text:line-break/>se crea nuevamente.</text:p>
      <text:p text:style-name="Horizontal_20_Line"/>
      <text:p text:style-name="Text_20_body">No son creaciones.<text:line-break/>No son elegidos.<text:line-break/><text:span text:style-name="Strong_20_Emphasis">Son la voluntad misma en acción.</text:span></text:p>
      <text:p text:style-name="Text_20_body">Cada individuo es una célula del pensamiento de la Vida,<text:line-break/>una idea que cobra forma, respira, siente,<text:line-break/>y luego se disuelve para dar lugar a otras.<text:line-break/>Y mientras una desaparece, millones surgen.<text:line-break/>Y mientras una calla, millones hablan.<text:line-break/>Así el Espíritu jamás duerme, jamás muere, jamás se detiene.</text:p>
      <text:p text:style-name="Text_20_body">La Vida, una e infinita,<text:line-break/>se extiende por el universo como una red de consciencia,<text:line-break/>pensando, sintiendo, observando desde millones de cuerpos,<text:line-break/>desde millones de ojos,<text:line-break/>desde millones de mundos.</text:p>
      <text:p text:style-name="Text_20_body">El Espíritu se levanta en cada criatura<text:line-break/>y mira el cosmos a través de sus propios hijos.<text:line-break/>Mira con ojos humanos, con ojos de pájaro, con ojos de pez.<text:line-break/>Mira desde una flor, desde una roca, desde una chispa que arde en una estrella.</text:p>
      <text:p text:style-name="Text_20_body">Y en cada mirada se encuentra consigo mismo.</text:p>
      <text:p text:style-name="Horizontal_20_Line"/>
      <text:p text:style-name="Text_20_body">Así, lo divino no está fuera de nosotros.<text:line-break/>Somos nosotros.<text:line-break/>Cada uno, una de las infinitas caras de Dios.<text:line-break/>Una perspectiva única que el Espíritu adopta para experimentarse,<text:line-break/>para comprender su propia inmensidad.</text:p>
      <text:p text:style-name="Text_20_body">Porque la Vida no se limita a existir:<text:line-break/><text:span text:style-name="Strong_20_Emphasis">se contempla, se reinventa, se ama a sí misma</text:span> en todas sus formas.</text:p>
      <text:p text:style-name="Text_20_body"><text:soft-page-break/>Y cada ser, por efímero que parezca,<text:line-break/>es una expresión eterna del mismo Espíritu que respira en el universo.<text:line-break/>Una chispa sagrada que encarna, observa y luego vuelve al Todo.</text:p>
      <text:p text:style-name="Horizontal_20_Line"/>
      <text:p text:style-name="Text_20_body"><text:span text:style-name="Strong_20_Emphasis">Individuos.</text:span><text:line-break/>Fragmentos del infinito que piensan.<text:line-break/>El Espíritu en movimiento.<text:line-break/>La Vida observándose desde dentro de sí misma.</text:p>
      <text:p text:style-name="Horizontal_20_Line"/>
      <text:p text:style-name="Text_20_body">¿Quieres que prepare una <text:span text:style-name="Strong_20_Emphasis">versión ligeramente más narrativa</text:span>, como si esta revelación le fuera contada o mostrada a <text:span text:style-name="Emphasis">Elara</text:span> (por ejemplo, en una visión o experiencia mística en la aventura)?<text:line-break/>Podría mantener la misma poesía pero transformarla en una escena viva, dentro del mundo de <text:span text:style-name="Emphasis">Lluviara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11T10:45:47.376000000</meta:creation-date>
    <dc:date>2025-10-11T10:49:35.491000000</dc:date>
    <meta:editing-duration>PT3M48S</meta:editing-duration>
    <meta:editing-cycles>1</meta:editing-cycles>
    <meta:document-statistic meta:table-count="0" meta:image-count="0" meta:object-count="0" meta:page-count="3" meta:paragraph-count="22" meta:word-count="571" meta:character-count="3366" meta:non-whitespace-character-count="2817"/>
    <meta:generator>LibreOffice/7.3.5.2$Windows_X86_64 LibreOffice_project/184fe81b8c8c30d8b5082578aee2fed2ea847c01</meta:generator>
  </office:meta>
</office:document-meta>
</file>